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Verdana, sans-serif"/>
    <style:font-face style:name="Times New Roman" svg:font-family="'Times New Roman'"/>
    <style:font-face style:name="Verdana" svg:font-family="Verdana, sans-serif"/>
    <style:font-face style:name="arial1" svg:font-family="arial, helvetica, sans-serif"/>
    <style:font-face style:name="arial" svg:font-family="arial, sans-serif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8.2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fo:padding="0cm" fo:border="none"/>
      <style:text-properties style:font-name="arial1" fo:font-size="12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-0.635cm" style:auto-text-indent="false" fo:padding="0cm" fo:border="non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6615" officeooo:paragraph-rsid="001d6615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c52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0e89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-0.635cm" style:auto-text-indent="false" fo:padding="0cm" fo:border="none"/>
      <style:text-properties officeooo:paragraph-rsid="00180e8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-0.635cm" style:auto-text-indent="false" fo:padding="0cm" fo:border="none"/>
    </style:style>
    <style:style style:name="T1" style:family="text">
      <style:text-properties fo:font-variant="normal" fo:text-transform="none" fo:color="#000000" style:font-name="arial1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Arial" fo:font-size="8.2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Arial" fo:font-size="8.2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15c52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1720e9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9a22e" loext:padding="0cm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80e89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80e89" loext:padding="0cm" loext:border="none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19bde9" loext:padding="0cm" loext:border="none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1a6ebe"/>
    </style:style>
    <style:style style:name="T12" style:family="text">
      <style:text-properties fo:font-variant="normal" fo:text-transform="none" fo:color="#000000" fo:letter-spacing="normal" loext:padding="0cm" loext:border="none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9a22e" style:text-blinking="false" loext:padding="0cm" loext:border="none"/>
    </style:style>
    <style:style style:name="T15" style:family="text">
      <style:text-properties fo:font-variant="normal" fo:text-transform="none" fo:color="#21242c" style:font-name="arial1" fo:font-size="12pt" fo:letter-spacing="normal" fo:font-style="normal" fo:font-weight="normal" fo:background-color="#ffffff" loext:char-shading-value="0" loext:padding="0cm" loext:border="none"/>
    </style:style>
    <style:style style:name="T16" style:family="text">
      <style:text-properties fo:font-variant="normal" fo:text-transform="none" fo:color="#21242c" style:font-name="Arial" fo:font-size="8.25pt" fo:letter-spacing="normal" fo:font-style="normal" fo:font-weight="normal" fo:background-color="#ffffff" loext:char-shading-value="0" loext:padding="0cm" loext:border="none"/>
    </style:style>
    <style:style style:name="T17" style:family="text">
      <style:text-properties fo:font-variant="normal" fo:text-transform="none" fo:color="#222222" style:font-name="Arial" fo:font-size="8.25pt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color="#222222" style:font-name="arial"/>
    </style:style>
    <style:style style:name="T19" style:family="text">
      <style:text-properties officeooo:rsid="001a6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ê é uma pessoa, um ser, em movimento socialmente organizado. Racional, por isso conhece e se apropria de tudo o que se apresenta a fim de tornar sua existência possível. É, portanto, sensível! É condição básica conhecer quaisquer outros seres, coisas, sujeitos, objetos, fenômenos; por isso, senti-los é essencial e só assim nos apropriamos de todo conhecimento que a interação com essas forças pode promover. Isso, por que nos significam um conjunto de conhecimentos num ato contínuo, garantindo nossa evolução como espécie e como pessoa. Então, vamos nos situar essa condição em nossa história vivida.</text:p>
      <text:p text:style-name="P1"/>
      <text:p text:style-name="P2">Comumente usamos a palavra “sentido” como sinônima de “significado”, já percebeu essa condição de uso na sua relação com o discurso? Se já, consegue apresentar hipóteses para explicar esse fenômeno?</text:p>
      <text:p text:style-name="P10"><text:span text:style-name="T5"/></text:p>
      <text:p text:style-name="P10"><text:span text:style-name="T5">Sentido trata-se por um lado, do processo de </text:span><text:span text:style-name="T6">estímulos que produz através da audição, do olfato, do paladar, da visão e do tato. Através desses estímulos que recebemos acabamos dando significado aos elementos do nosso dia-a-dia. Por exemplo, pelo cheiro de um perfume, de olhos vendados conseguimos identificar que se trata de um perfume, com isso conseguimos definir o que seja um perfume.</text:span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3">2. Sobre a palavra "diálogo", leia a questão abaixo.</text:p>
      <text:p text:style-name="P4">Com a palavra “diálogo” acontece algo semelhante. Reduzimos o significado do termo a uma mera conversa, entendimento ou interação verbal. Após assistir a aula, sua percepção do significado de “diálogo” progrediu? Se sim, como?</text:p>
      <text:p text:style-name="P11"><text:span text:style-name="T8">Sim, pois a palavra diálogo tem um significado bem mais amplo que </text:span><text:span text:style-name="T11">duas pessoas conversando. </text:span></text:p>
      <text:p text:style-name="P2"/>
      <text:p text:style-name="P2"/>
      <text:p text:style-name="P3">3. Sobre a palavra "fator", leia a questão na descrição da pergunta.</text:p>
      <text:p text:style-name="P5"/>
      <text:p text:style-name="P6"><text:span text:style-name="T12"> </text:span><text:span text:style-name="T1">A palavra, o termo, o signo </text:span><text:span text:style-name="Strong_20_Emphasis"><text:span text:style-name="Emphasis"><text:span text:style-name="T3">“</text:span></text:span></text:span><text:span text:style-name="Emphasis"><text:span text:style-name="Strong_20_Emphasis"><text:span text:style-name="T15">fator”</text:span></text:span></text:span><text:span text:style-name="Emphasis"><text:span text:style-name="T15">, no discurso matemático, equivale-se a “</text:span></text:span><text:span text:style-name="T16">uma parte de um produto</text:span><text:span text:style-name="T3">” </text:span><text:span text:style-name="T2">e sua percepção facilita cálculos algébricos possibilitando-nos resolver situações mais complexas.</text:span><text:span text:style-name="T3"> </text:span><text:span text:style-name="T17">No da ecologia, há </text:span><text:span text:style-name="Strong_20_Emphasis"><text:span text:style-name="T3">fatores</text:span></text:span><text:span text:style-name="T3"> bióticos e abióticos, elementos causados pelos organismos em um ecossistema que condicionam as populações que o formam. </text:span><text:span text:style-name="T1">Também se percebe que tudo o que existe pode ser entendido através da percepção dos </text:span><text:span text:style-name="Strong_20_Emphasis"><text:span text:style-name="T3">fatores</text:span></text:span><text:span text:style-name="T3"> </text:span><text:span text:style-name="T1">quando nos referimos, no discurso da biologia, à regulação combinatória dos DNA´s, relacionada aos </text:span><text:span text:style-name="Strong_20_Emphasis"><text:span text:style-name="T15">fatores de transcriçãoa fim de conhecer como</text:span></text:span><text:span text:style-name="T16"> proteínas ajudam a transformar genes específicos, "ligados" ou "desligados", através da conexão a um DNA próximo.</text:span><text:span text:style-name="T3"> </text:span><text:span text:style-name="T1">Não preciso me referir ao </text:span><text:span text:style-name="Strong_20_Emphasis"><text:span text:style-name="T3">fator</text:span></text:span><text:span text:style-name="T3"> </text:span><text:span text:style-name="T1">Rhesus, uma proteína presente nos glóbulos vermelhos. Mas, como todas as palavras, </text:span><text:span text:style-name="Strong_20_Emphasis"><text:span text:style-name="T3">fator</text:span></text:span><text:span text:style-name="T3"> </text:span><text:span text:style-name="T1">não pertence a um discurso das ciências, pertence a todas as pessoas, sujeitos da ciência, sujeitos na ciência. Então, para conhecer o que é compartilhado nos discursos que você recebe todo o tempo, como a percepção dos fatores que lhe promovem os sentidos pode colaborar para o movimento contínuo da sua condição de ser que conhece?</text:span></text:p>
      <text:p text:style-name="P2"/>
      <text:p text:style-name="P9">Através dos es</text:p>
      <text:p text:style-name="P9"/>
      <text:p text:style-name="P9"/>
      <text:p text:style-name="P9"><text:soft-page-break/></text:p>
      <text:p text:style-name="P2"/>
      <text:p text:style-name="P3">4. Vamos por partes?</text:p>
      <text:p text:style-name="P7"><text:span text:style-name="T12">          </text:span><text:span text:style-name="T13">Q</text:span><text:span text:style-name="T4">uando um especialista em saúde de qualquer ser vivo precisa interpretar a condição do corpo desse ser, até alcançar um diagnóstico, lança mão da </text:span><text:span text:style-name="Strong_20_Emphasis"><text:span text:style-name="T4">análise</text:span></text:span><text:span text:style-name="T4"> clínica como um dos inúmeros recursos. Quando você esteve no tempo e no espaço do Ensino Básico, conheceu a </text:span><text:span text:style-name="Strong_20_Emphasis"><text:span text:style-name="T4">análise</text:span></text:span><text:span text:style-name="T4"> sintática. Sobre a </text:span><text:span text:style-name="Strong_20_Emphasis"><text:span text:style-name="T4">análise</text:span></text:span><text:span text:style-name="T4"> morfológica, é um exercício possível no estudo através de diversos discursos da ciência: da linguagem à botânica, não vê limites. Como você pode se apropriar dessa consciência para mover progressivamente sua relação com o conhecimento e tudo o que pode ser conhecido?</text:span></text:p>
      <text:p text:style-name="P2"/>
      <text:p text:style-name="P2"/>
      <text:p text:style-name="P3">5. Então...</text:p>
      <text:p text:style-name="P7"><text:span text:style-name="T12">       </text:span><text:span text:style-name="T4">Essas 5 questões podem conduzir seu trabalho a uma </text:span><text:span text:style-name="Strong_20_Emphasis"><text:span text:style-name="T4">síntese</text:span></text:span><text:span text:style-name="T4">, apresente-a</text:span></text:p>
      <text:p text:style-name="P7"><text:span text:style-name="T4"/></text:p>
      <text:p text:style-name="P7"><text:span text:style-name="T10"/></text:p>
      <text:p text:style-name="P12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Verdana, sans-serif"/>
    <style:font-face style:name="Times New Roman" svg:font-family="'Times New Roman'"/>
    <style:font-face style:name="Verdana" svg:font-family="Verdana, sans-serif"/>
    <style:font-face style:name="arial1" svg:font-family="arial, helvetica, sans-serif"/>
    <style:font-face style:name="arial" svg:font-family="arial, sans-serif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1:58:10.688624410</meta:creation-date>
    <dc:date>2020-10-06T10:21:30.909590278</dc:date>
    <meta:editing-duration>PT1H22M52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2" meta:paragraph-count="13" meta:word-count="547" meta:character-count="3481" meta:non-whitespace-character-count="2928"/>
  </office:meta>
</office:document-meta>
</file>